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395cm" fo:margin-left="-0.374cm" table:align="left" style:writing-mode="lr-tb"/>
    </style:style>
    <style:style style:name="Tableau1.A" style:family="table-column">
      <style:table-column-properties style:column-width="16.395cm"/>
    </style:style>
    <style:style style:name="Tableau1.1" style:family="table-row">
      <style:table-row-properties style:min-row-height="4.923cm"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8.546cm" style:keep-together="true" fo:keep-together="auto"/>
    </style:style>
    <style:style style:name="P1" style:family="paragraph" style:parent-style-name="Text_20_body">
      <style:paragraph-properties style:writing-mode="lr-tb"/>
      <style:text-properties fo:font-weight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start" style:justify-single-word="false">
        <style:tab-stops>
          <style:tab-stop style:position="3.863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/>
    </style:style>
    <style:style style:name="P8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3.863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ructurereferente_lib_struct" text:name="structurereferente_lib_struc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dossier_matricule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contratinsertion_observ_ci"/>
        <text:user-field-decl office:value-type="string" office:string-value="serviceinstructeur_lib_service" text:name="serviceinstructeur_lib_service"/>
        <text:user-field-decl office:value-type="string" office:string-value="" text:name="propodecisioncer66_motifscersnonvalids66"/>
        <text:user-field-decl office:value-type="string" office:string-value="" text:name="propodecisioncer66_motifficheliaison"/>
      </text:user-field-decls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6">FICHE DE LIAISON</text:p>
      <text:p text:style-name="P12"><text:s text:c="2"/>Mission Insertion </text:p>
      <text:p text:style-name="P7"/>
      <text:p text:style-name="P7">De la Mission Insertion à l'Organisme Agréé<text:span text:style-name="T1"> </text:span><text:span text:style-name="T1"><text:user-field-get text:name="structurereferente_lib_struc">structurereferente_lib_struct</text:user-field-get></text:span>. <text:s/></text:p>
      <text:p text:style-name="P2"/>
      <text:p text:style-name="Standard"><text:span text:style-name="T3">Dossier de </text:span><text:span text:style-name="T2">:</text:span><text:span text:style-name="T4"><text:tab/></text:span></text:p>
      <text:p text:style-name="P11"><text:tab/></text:p>
      <text:p text:style-name="P9"><text:s text:c="7"/>Nom, prénom : <text:user-field-get text:name="personne_qual"/> <text:user-field-get text:name="personne_nom"/> <text:user-field-get text:name="personne_prenom"/></text:p>
      <text:p text:style-name="P9"/>
      <text:p text:style-name="P9"><text:s text:c="7"/>N° allocataire : <text:user-field-get text:name="dossier_matricule"/></text:p>
      <text:p text:style-name="P9"/>
      <text:p text:style-name="P9"><text:s text:c="7"/>Demeurant à : <text:user-field-get text:name="adresse_numvoie"/> <text:user-field-get text:name="adresse_typevoie"/> <text:user-field-get text:name="adresse_nomvoie"/></text:p>
      <text:p text:style-name="P1"><text:tab/><text:tab/><text:tab/><text:user-field-get text:name="adresse_compladr"/><text:tab/> </text:p>
      <text:p text:style-name="P9"><text:tab/><text:user-field-get text:name="adresse_codepos"/> <text:s/><text:user-field-get text:name="adresse_locaadr"/></text:p>
      <text:p text:style-name="P4"><text:tab/></text:p>
      <text:p text:style-name="P9"><text:s text:c="7"/>Canton :</text:p>
      <text:p text:style-name="P8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0"/>
            <text:p text:style-name="P10">Motif(s) de la non validation du CER :</text:p>
            <text:p text:style-name="P8"/>
            <text:p text:style-name="P8"><text:user-field-get text:name="propodecisioncer66_motifscersnonvalids66"/></text:p>
            <text:p text:style-name="Standard"><text:span text:style-name="T3"><text:s text:c="3"/></text:span></text:p>
            <text:p text:style-name="Standard"/>
            <text:p text:style-name="Standard"/>
            <text:p text:style-name="Standard"/>
            <text:p text:style-name="Standard"/>
            <text:p text:style-name="P8"/>
            <text:p text:style-name="P8"/>
          </table:table-cell>
        </table:table-row>
        <text:soft-page-break/>
        <table:table-row table:style-name="Tableau1.2">
          <table:table-cell table:style-name="Tableau1.A1" office:value-type="string">
            <text:p text:style-name="P10">Informations complémentaires de la Mission Insertion :</text:p>
            <text:p text:style-name="P10"/>
            <text:p text:style-name="P10"><text:user-field-get text:name="propodecisioncer66_motifficheliaison"/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Date : le...................................................... <text:s text:c="10"/>Signature</text:p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68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LIAISON</dc:title>
    <meta:initial-creator>pgz</meta:initial-creator>
    <meta:creation-date>2007-07-26T17:38:00</meta:creation-date>
    <dc:creator>Arnaud Auzolat</dc:creator>
    <dc:date>2012-03-28T11:51:02</dc:date>
    <meta:print-date>2007-07-26T09:47:00</meta:print-date>
    <meta:editing-cycles>11</meta:editing-cycles>
    <meta:editing-duration>PT18M22S</meta:editing-duration>
    <meta:generator>LibreOffice/3.4$Unix LibreOffice_project/340m1$Build-502</meta:generator>
    <meta:document-statistic meta:table-count="1" meta:image-count="0" meta:object-count="0" meta:page-count="2" meta:paragraph-count="18" meta:word-count="46" meta:character-count="410" meta:non-whitespace-character-count="299"/>
    <meta:user-defined meta:name="Info 1"/>
    <meta:user-defined meta:name="Info 2"/>
    <meta:user-defined meta:name="Info 3"/>
    <meta:user-defined meta:name="Info 4"/>
  </office:meta>
</office:document-meta>
</file>